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2.499cm" fo:margin-right="0cm" fo:margin-top="0cm" fo:margin-bottom="0cm" fo:line-height="150%" fo:text-align="justify" style:justify-single-word="false" fo:text-indent="0cm" style:auto-text-indent="false"/>
      <style:text-properties style:font-name="DejaVu Sans" fo:font-size="10.5pt" style:font-size-asian="10.5pt" style:font-size-complex="10.5pt"/>
    </style:style>
    <style:style style:name="P2" style:family="paragraph" style:parent-style-name="Text_20_body">
      <style:paragraph-properties fo:margin-left="2.499cm" fo:margin-right="0cm" fo:margin-top="0cm" fo:margin-bottom="0cm" fo:line-height="150%" fo:text-align="start" style:justify-single-word="false" fo:text-indent="0cm" style:auto-text-indent="false"/>
      <style:text-properties style:font-name="DejaVu Sans" fo:font-size="10.5pt" style:font-size-asian="10.5pt" style:font-size-complex="10.5pt"/>
    </style:style>
    <style:style style:name="P3" style:family="paragraph" style:parent-style-name="Text_20_body">
      <style:paragraph-properties fo:margin-left="0cm" fo:margin-right="0cm" fo:margin-top="0cm" fo:margin-bottom="0cm" fo:line-height="150%" fo:text-align="center" style:justify-single-word="false" fo:text-indent="0cm" style:auto-text-indent="false"/>
      <style:text-properties style:font-name="DejaVu Sans" fo:font-size="10.5pt" fo:font-weight="bold" style:font-size-asian="10.5pt" style:font-weight-asian="bold" style:font-size-complex="10.5pt" style:font-weight-complex="bold"/>
    </style:style>
    <style:style style:name="P4" style:family="paragraph" style:parent-style-name="Footer">
      <style:paragraph-properties fo:text-align="end" style:justify-single-word="false"/>
      <style:text-properties style:font-name="DejaVu Sans" fo:font-size="9pt" style:font-size-asian="9pt" style:font-size-complex="9pt"/>
    </style:style>
    <style:style style:name="T1" style:family="text">
      <style:text-properties fo:font-weight="bold"/>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tab/>PEDAGOGIA PROGRESSISTA </text:p>
      <text:p text:style-name="P1"/>
      <text:p text:style-name="P1"/>
      <text:p text:style-name="P1">O termo "progressista", emprestado de Snyders, é usado aqui para designar as tendências que, partindo de uma análise crítica das realidades sociais, sustentam implicitamente as finalidades sociopolíticas da educação. Evidentemente a pedagogia progressista, não tem como institucionalizar-se numa sociedade capitalista; daí ser ela um instrumento de luta dos professores ao lado de outras práticas sociais. </text:p>
      <text:p text:style-name="P1"/>
      <text:p text:style-name="P1">A pedagogia progressista tem-se manifestado em três tendências: a libertadora, mais conhecida como pedagogia de Paulo Freire, a libertária, que reúne os defensores da autogestão pedagógica; a crítico-social dos conteúdos que, diferentemente das anteriores, acentua a primazia dos conteúdos no seu confronto com as realidades sociais. </text:p>
      <text:p text:style-name="P1"/>
      <text:p text:style-name="P1">As versões libertadora e libertária têm em comum o anti-autoritarismo, a valorização da experiência vivida como base da relação educativa e a ideia de autogestão pedagógica. Em função disso, dão mais valor ao processo de aprendizagem grupal (participação em discussões, assembleias, votações) do que aos conteúdos de ensino. Como decorrência, a prática educativa somente faz sentido numa prática social junto ao povo, razão pela qual preferem as modalidades de educação popular “não-formal”. </text:p>
      <text:p text:style-name="P1"/>
      <text:p text:style-name="P1">A tendência da pedagogia critico social de conteúdos propõe uma síntese superadora das pedagogia tradicional e renovada, valorizando a ação pedagógica enquanto inserida na prática social concreta. Entende a escola como mediação entre o individual e o social, exercendo aí a articulação entre a transmissão dos conteúdos e a assimilação ativa por parte de um aluno concreto (inserido num contexto de relações sociais); dessa articulação resulta o saber criticamente re-elaborado. </text:p>
      <text:p text:style-name="P1"><text:span text:style-name="T1"/></text:p>
      <text:p text:style-name="P1"><text:span text:style-name="T1"/></text:p>
      <text:p text:style-name="P1"><text:span text:style-name="T1">1. Tendência progressista libertadora </text:span></text:p>
      <text:p text:style-name="P1"><text:span text:style-name="T1"/></text:p>
      <text:p text:style-name="P1"><text:span text:style-name="T1">Papel da escola</text:span> - Não é próprio da pedagogia libertadora falar em ensino escolar, já que sua marca é a atuação "não-formal". Entretanto, professores e educadores engajados no ensino escolar vêm adotando pressupostos dessa <text:soft-page-break/>pedagogia. Assim, quando se fala na educação em geral, diz-se que ela é uma atividade onde professores e alunos, mediatizados pela realidade que apreendem e da qual extraem o conteúdo de aprendizagem, atingem um nível de consciência dessa mesma realidade, a fim de nela atuarem, num sentido de transformação social. Tanto a educação tradicional, denominada "bancária" - que visa apenas depositar informações sobre o aluno -, quanto a educação renovada - que pretenderia uma libertação psicológica individual - são domesticadoras, pois em nada contribuem para desvelar a realidade social de opressão. A educação libertadora, ao contrário, questiona concretamente a realidade das relações do homem com a natureza e com os outros homens, visando a uma transformação - daí ser uma educação crítica. </text:p>
      <text:p text:style-name="P1"/>
      <text:p text:style-name="P1"><text:span text:style-name="T1">Conteúdos de ensino</text:span> - Denominados "temas geradores", são extraídos da problematização da prática de vida dos educandos. Os conteúdos tradicionais são recusados porque cada pessoa, cada grupo envolvidos na ação pedagógica dispõem em si próprios, ainda que de forma rudimentar, dos conteúdos necessários dos quais se parte. O importante não é a transmissão de conteúdos específicos, mas despertar uma nova forma da relação com a experiência vivida. A transmissão de conteúdos estruturados a partir de fora é considerada como "invasão cultural" ou "depósito de informação", porque não emerge do saber popular. Se forem necessários textos de leitura estes deverão ser redigidos pelos próprios educandos com a orientação do educador. Em nenhum momento o inspirador e mentor da pedagogia libertadora, Paulo Freire, deixa de mencionar o caráter essencialmente político de sua pedagogia, o que, segundo suas próprias palavras, impede que ela seja posta em prática, em termos sistemáticos, nas instituições oficiais, antes da transformação da sociedade. Daí porque sua atuação se dê mais a nível da educação extra-escolar. O que não tem impedido, por outro lado, que seus pressupostos sejam adotados e aplicados por numerosos professores. </text:p>
      <text:p text:style-name="P1"/>
      <text:p text:style-name="P1"><text:span text:style-name="T1">Métodos de ensino</text:span> - "Para ser um ato de conhecimento o processo de alfabetização de adultos demanda, entre educadores e educandos, uma relação de autêntico diálogo; aquela em que os sujeitos do ato de conhecer se encontram mediatizados pelo objeto a ser conhecido” (...). “O dialogo engaja ativamente a ambos os sujeitos do ato de conhecer: educador-educando e educando-educador." Assim sendo, a forma de trabalho educativo é o "grupo de discussão”, a quem cabe autogerir a aprendizagem, <text:soft-page-break/>definindo o conteúdo e a dinâmica das atividades. O professor é um animador que, por princípio, deve "descer" ao nível dos alunos, adaptando-se às suas características e ao desenvolvimento próprio de cada grupo. Deve caminhar "junto", intervir o mínimo indispensável, embora não se furte, quando necessário, a fornecer uma informação mais sistematizada. </text:p>
      <text:p text:style-name="P1"/>
      <text:p text:style-name="P1"><text:span text:style-name="T1">Os passos da aprendizagem </text:span>- codificação-decodificação, e problematização da situação permitirão aos educandos um esforço de compreensão do "vivido", até chegar a um nível mais crítico de conhecimento da sua realidade, sempre através da troca de experiência em torno da prática social. Se nisso consiste o conteúdo do trabalho educativo, dispensam-se um programa previamente estruturado, trabalhos escritos, aulas expositivas, assim como qualquer tipo de verificação direta da aprendizagem, formas essas próprias da “educação bancária", portanto, domesticadoras. Entretanto admite-se a avaliação da prática vivenciada entre educador-educandos no processo de grupo e, às vezes, a auto-avaliação feita em termos dos compromissos assumidos com a prática social. </text:p>
      <text:p text:style-name="P1"/>
      <text:p text:style-name="P1"><text:span text:style-name="T1">Relacionamento professor-aluno</text:span> - No diálogo, como método básico, a </text:p>
      <text:p text:style-name="P1">relação é horizontal; onde educador e educandos se posicionam como sujeitos do ato de conhecimento. O critério de bom relacionamento é a total identificação com o povo, sem o que a relação pedagógica perde consistência. Elimina-se, por pressuposto, toda relação de autoridade, sob pena de esta inviabilizar o trabalho de conscientização, de "aproximação de consciências". Trata-se de uma "não-diretividade", mas não no sentido do professor que se ausenta (como em Rogers), mas que permanece vigilante para assegurar ao grupo um espaço humano para "dizer sua palavra", para se exprimir sem se neutralizar. </text:p>
      <text:p text:style-name="P1"/>
      <text:p text:style-name="P1"><text:span text:style-name="T1">Pressupostos de aprendizagem </text:span>- A própria designação de "educação problematizadora" como correlata de educação libertadora revela a força motivadora da aprendizagem. A motivação se dá a partir da codificação de uma situação-problema, da qual se toma distância para analisa-lá criticamente. "Esta análise envolve o exercício da abstração, através da qual procuramos alcançar, por meio de representações da realidade concreta, a razão de ser dos fatos." Aprender é um ato de conhecimento da realidade concreta, isto é da situação real vivida pelo educando, e só tem sentido se resulta de uma aproximação crítica dessa realidade. O que é aprendido não <text:soft-page-break/>decorre de uma imposição ou memorização, mas do nível crítico de conhecimento, ao qual se chega pelo processo de compreensão, reflexão e crítica. O que o educando transfere, em termos de conhecimento, é o que foi incorporado como resposta às situações de opressão - ou seja, seu engajamento na militância política. </text:p>
      <text:p text:style-name="P1"/>
      <text:p text:style-name="P1"><text:span text:style-name="T1">Manifestações na prática escolar</text:span> - A pedagogia libertadora tem como inspirador e divulgador Paulo Freire, que tem aplicado suas ideias pessoalmente em diversos países, primeiro no Chile, depois na África. Entre nós, tem exercido uma influência expressiva nos movimentos populares e sindicatos e, praticamente, se confunde com a maior parte das experiências do que se denomina "educação popular". Há diversos grupos desta natureza que vêm atuando não somente no nível da prática popular, mas também por meio de publicações, com relativa independência em relação às ideias originais da pedagogia libertadora. Embora as formulações teóricas de Paulo Freire se restrinjam à educação de adultos ou à educação popular, em geral, muitos professores vêm tentando colocá-las em prática em todos os graus de ensino formal. </text:p>
      <text:p text:style-name="P1"/>
      <text:p text:style-name="P1"/>
      <text:p text:style-name="P1">2. <text:span text:style-name="T2">Tendência progressista libertária</text:span> </text:p>
      <text:p text:style-name="P1"/>
      <text:p text:style-name="P1"><text:span text:style-name="T1">Papel da escola</text:span> - A pedagogia libertária espera que a escola exerça uma transformação na personalidade dos alunos num sentido libertário e autogestionário. A ideia básica é introduzir modificações institucionais, a partir dos níveis subalternos que, em seguida, vão "contaminando" todo o sistema. A escola instituirá, com base na participação grupal, mecanismos institucionais de mudança (assembleias, conselhos, eleições, reuniões, associações, etc.), de tal forma que o aluno, uma vez atuando nas instituições "externas", leve para lá tudo o que aprendeu. Outra forma de atuação da pedagogia libertária, correlata à primeira, é – aproveitando a margem de liberdade do sistema - criar grupos de pessoas com princípios educativos autogestionários (associações, grupos informais, escolas autogestionárias). Há, portanto, um sentido expressamente político, à medida que se afirma o indivíduo como produto do social e que o desenvolvimento individual somente se realiza no coletivo. A autogestão é, assim, o conteúdo e o método; resume tanto o objetivo pedagógico quanto o político. A pedagogia libertária, na sua modalidade mais conhecida entre nós, <text:soft-page-break/>a "pedagogia institucional", pretende ser uma forma de resistência contra a burocracia como instrumento da ação; dominadora do Estado, que tudo controla (professores, programas, provas etc.), retirando a autonomia.</text:p>
      <text:p text:style-name="P1"/>
      <text:p text:style-name="P1"><text:span text:style-name="T1">Conteúdos de ensino</text:span> - As matérias são colocadas à disposição do aluno, mas não são exigidas. São um instrumento a mais, porque importante é o conhecimento que resulta das experiências vividas pelo grupo, especialmente a vivência de mecanismos de participação crítica. "Conhecimento" aqui não é a investigação cognitiva do real, para extrair dele um sistema de representações mentais, mas a descoberta de respostas às necessidades e às exigências da vida social. Assim, os conteúdos propriamente ditos são os que resultam de necessidades e interesses manifestos pelo grupo e que não são, necessária nem indispensavelmente, as matérias de estudo. </text:p>
      <text:p text:style-name="P1"/>
      <text:p text:style-name="P1"><text:span text:style-name="T1">Método de ensino</text:span> - É na vivência grupal, na forma de autogestão, que os alunos buscarão encontrar as bases mais satisfatórias de sua própria “instituição”, graças à sua própria iniciativa e sem qualquer forma de poder. Trata-se de "colocar nas mãos dos alunos tudo o que for possível: o conjunto da vida, as atividades e a organização, do trabalho no interior da escola (menos a elaboração dos programas e a decisão dos exames que não dependem nem dos docentes, nem dos alunos)". Os alunos têm liberdade de trabalhar ou não, ficando o interesse pedagógico na dependência de suas necessidades ou das do grupo. O progresso da autonomia, excluída qualquer direção de fora do grupo, se dá num "crescendo": primeiramente a oportunidade de contatos, aberturas, relações informais entre os alunos. Em seguida, o grupo começa a se organizar, de modo a que todos possam participar de discussões, cooperativas, assembleias, isto é, diversas formas de participação e expressão pela palavra; quem quiser fazer outra coisa, ou entra em acordo com o grupo, ou se retira. No terceiro momento, o grupo se organiza de forma mais efetiva e, finalmente, no quarto momento, parte para a execução do trabalho. </text:p>
      <text:p text:style-name="P1"/>
      <text:p text:style-name="P1"><text:span text:style-name="T1">Relação professor-aluno</text:span> - A pedagogia institucional visa "em primeiro lugar, transformar a relação professor-aluno no sentido da não-diretividade, isto é, considerar desde o início a ineficácia e a nocividade de todos os métodos à base de obrigações e ameaças". Embora professor e aluno sejam desiguais e diferentes, nada impede que o professor se ponha a serviço do <text:soft-page-break/>aluno, sem impor suas concepções e ideias, sem transformar o aluno em "objeto". O professor é um orientador e um catalisador, ele se mistura ao grupo para uma reflexão em comum. <text:s/>Se os alunos são livres frente ao professor, também este o é em relação aos alunos (ele pode, por exemplo, recusar-se a responder uma pergunta, permanecendo em silêncio). Entretanto, essa liberdade de decisão tem um sentido bastante claro: se um aluno resolve não participar, o faz porque não se sente integrado, mas o grupo tem responsabilidade sobre este fato e vai se colocar a questão; quando o professor se cala diante de uma pergunta, seu silêncio tem um significado educativo que pode, por exemplo, ser uma ajuda para que o grupo assuma a resposta ou a situação criada. No mais, ao professor cabe a função de "conselheiro" e outras vezes, de instrutor-monitor à disposição do grupo. Em nenhum momento esses papéis do professor se confundem com o de "modelo", pois a pedagogia libertária recusa qualquer forma de poder ou autoridade. </text:p>
      <text:p text:style-name="P1"/>
      <text:p text:style-name="P1"><text:span text:style-name="T1">Pressupostos de aprendizagem</text:span> - As formas burocráticas das instituições existentes, por seu traço de impessoalidade, comprometem o crescimento pessoal. A ênfase na aprendizagem informal, via grupo, e a negação de toda forma de repressão visam favorecer o desenvolvimento de pessoas mais livres. A motivação está, portanto, no interesse em crescer dentro da vivência grupal, pois supõe-se que o grupo devolva a cada um de seus membros a satisfação de suas aspirações e necessidades. Somente o vivido, o experimentado é incorporado e utilizável em situações novas. Assim, o critério de relevância do saber sistematizado é seu possível uso prático. Por isso mesmo, não faz sentido qualquer tentativa de avaliação da aprendizagem, ao menos em termos de conteúdo. </text:p>
      <text:p text:style-name="P1"/>
      <text:p text:style-name="P1"><text:span text:style-name="T2">Outras tendências pedagógicas correlatas</text:span> - A pedagogia libertária abrange quase todas as tendências anti-autoritárias em educação, entre elas, a anarquista, a psicanalista, a dos sociólogos, e também a dos professores progressistas. Embora Meill e Rogers não possam ser considerados progressistas (conforme entendemos aqui), não deixam de influenciar alguns libertários, como 12 Cf., a esse respeito, G SNYDERS, para onde vão as pedagogias não-diretivas? Lobrot. Entre os estrangeiros devemos citar Vasquez e Oury entre os mais recentes, Ferrer y Guardiã entre os mais antigos. Particularmente significativo é o trabalho de C. Freinet, que tem sido muito estudado entre nós, existindo inclusive algumas escolas <text:soft-page-break/>aplicando seu método. Entre os estudiosos e divulgadores da tendência libertária pode-se citar Mauricio Tragtemberg, apesar da tônica de seus trabalhos não ser propriamente pedagógica, mas de crítica das instituições em favor de um projeto autogestionário. Em termos propriamente pedagógicos, inclusive com propostas efetivas de ação escolar, citamos Miguel Gonzales Arroyo. </text:p>
      <text:p text:style-name="P1"/>
      <text:p text:style-name="P1">3. <text:span text:style-name="T2">Tendência progressista "crítico-social dos conteúdos" </text:span></text:p>
      <text:p text:style-name="P1"/>
      <text:p text:style-name="P1"><text:span text:style-name="T1">Papel da escola</text:span> - A difusão de conteúdos é a tarefa primordial. Não </text:p>
      <text:p text:style-name="P1">conteúdos abstratos, mas vivos, concretos e, portanto, indissociáveis das realidades sociais. A valorização da escola como instrumento de apropriação do saber é o melhor serviço que se presta aos interesses populares, já que a própria escola pode contribuir para eliminar a seletividade social e torná-la democrática. Se a escola é parte integrante do todo social, agir dentro dela é também agir no rumo da transformação da sociedade. Se o que define uma pedagogia crítica é a consciência de seus condicionantes histórico-sociais, a função da pedagogia "dos conteúdos" é dar um passo à frente no papel transformador da escola, mas a partir das condições existentes. Assim, a condição para que a escola sirva aos interesses populares é garantir a todos um bom ensino, isto é, a apropriação dos conteúdos escolares básicos que tenham ressonância na vida" dos átimos. Entendida nesse sentido, a educação é "uma atividade mediadora no seio da prática social global", ou seja, uma das mediações pela qual o aluno, pela intervenção do professor e por sua própria participação ativa, passa de uma experiência inicialmente confusa e fragmentada (sincrética), a uma visão sintética, mais organizada e unificada.</text:p>
      <text:p text:style-name="P1">Em síntese, a atuação da escola consiste na preparação do aluno para o mundo adulto e suas contradições, fornecendo lhe um instrumental, por meio da aquisição de conteúdos e da socialização, para uma participação organizada e ativa na democratização da sociedade. </text:p>
      <text:p text:style-name="P1"/>
      <text:p text:style-name="P1"><text:span text:style-name="T1">Conteúdos de ensino</text:span> - São os conteúdos culturais universais que se constituíram em domínios de conhecimento relativamente autônomos, incorporados pela humanidade, mas permanentemente reavaliados face às realidades sociais. Embora se aceite que os conteúdos são realidades exteriores ao aluno, que devem ser assimilados e não simplesmente reinventados, eles não são fechados e refratários às realidades sociais. Não <text:soft-page-break/>basta que os conteúdos sejam apenas ensinados, ainda que bem ensinados; é preciso que se liguem, de forma indissociável, à sua significação humana e social. Essa maneira de conceber os conteúdos do saber não estabelece oposição entre cultura erudita e cultura popular, ou espontânea, mas uma relação de continuidade em que, progressivamente, se passa da experiência imediata e desorganizada ao conhecimento sistematizado. Não que a primeira apreensão da realidade seja errada, mas é necessária à ascensão a uma forma de elaboração superior, conseguida pelo próprio aluno, com a intervenção do professor. </text:p>
      <text:p text:style-name="P1"/>
      <text:p text:style-name="P1"><text:span text:style-name="T2">A postura da pedagogia "dos conteúdos"</text:span> - Ao admitir um conhecimento relativamente autônomo - assume o saber como tendo um conteúdo relativamente objetivo, mas, ao mesmo tempo, introduz a possibilidade de uma reavaliação crítica frente a esse conteúdo. Como, sintetiza Snvders, ao mencionar o papel do professor, trata-se, de um lado, de obter o acesso do aluno aos conteúdos, ligando-os com a experiência concreta dele - a continuidade; mas, de outro, de proporcionar elementos de análise crítica que ajudem o aluno a ultrapassar a experiência, os estereótipos, as pressões difusas da ideologia dominante - é a ruptura. </text:p>
      <text:p text:style-name="P1">Dessas considerações resulta claro que se pode ir do saber ao engajamento político, mas não o inverso, sob o risco de se afetar a própria especificidade do saber e até cair-se numa forma de pedagogia ideológica, que é o que se critica na pedagogia tradicional e na pedagogia nova. </text:p>
      <text:p text:style-name="P1"/>
      <text:p text:style-name="P1"><text:span text:style-name="T1">Métodos de ensino</text:span> - A questão dos métodos se subordina à dos conteúdos: se o objetivo é privilegiar a aquisição do saber, e de um saber vinculado às realidades sociais, é preciso que os métodos favoreçam a correspondência dos conteúdos com os interesses dos alunos, e que estes possam reconhecer nos conteúdos o auxílio ao seu esforço de compreensão da realidade (prática social). Assim, nem se trata dos métodos dogmáticos de transmissão do saber da pedagogia tradicional, nem da sua substituição pela descoberta, investigação ou livre expressão das opiniões, como se o saber pudesse ser inventado pela criança, na concepção da pedagogia renovada. </text:p>
      <text:p text:style-name="P1">Os métodos de uma pedagogia crítico-social dos conteúdos não partem, então, de um saber artificial, depositado a partir de fora, nem do saber espontâneo, mas de uma relação direta com a experiência do aluno, confrontada com o saber e relaciona a prática vivida pelos alunos com os conteúdos propostos pelo professor, momento em que se dará a "ruptura" <text:soft-page-break/>em relação à experiência pouco elaborada. Tal ruptura apenas é possível com a introdução explícita, pelo professor dos elementos novos de análise a serem aplicados criticamente à prática do aluno. Em outras palavras, uma aula começa pela constatação da prática real, havendo, em seguida, a consciência dessa prática no sentido de referi-la aos termos do conteúdo proposto, na forma de um confronto entre a experiência e a explicação do professor. Vale dizer: vai-se da ação à compreensão e da compreensão à ação, até a síntese, o que não é outra coisa senão a unidade entre a teoria e a prática. </text:p>
      <text:p text:style-name="P1"/>
      <text:p text:style-name="P1"/>
      <text:p text:style-name="P1"><text:span text:style-name="T1">Relação professor-aluno</text:span> – Se, como mostramos anteriormente, o conhecimento resulta de trocas que se estabelecem na interação entre o meio (natural, social, cultural) e o sujeito, sendo o professor o mediador, então a relação pelica consiste no provimento das condições em que professores e alunos possam colaborar para fazer progredir essas trocas. O papel do adulto é insubstituível, mas acentua-se também a participação do aluno no processo. Ou seja, o aluno, com sua experiência imediata num contexto cultural, participa na busca da verdade, ao confrontá-la com os conteúdos e modelos expressos pelo professor. Mas esse esforço do professor em orientar, em abrir perspectivas a partir dos conteúdos, implica um envolvimento com o estilo de vida dos alunos, tendo consciência inclusive dos contrastes entre sua própria cultura e a do aluno. Não se contentará, entretanto, em satisfazer apenas as necessidades e carências; buscará despertar outras necessidades, acelerar e disciplinar os métodos de estudo, exigir o esforço do aluno, propor conteúdos e modelos compatíveis com suas experiências vividas, para que o aluno se mobilize para uma participação ativa. Evidentemente o papel de mediação exercido em torno da análise dos conteúdos exclui a não-diretividade como forma de orientação do trabalho escolar, porque o diálogo adulto-aluno é desigual. O adulto tem mais experiência acerca das realidades sociais, dispõe de uma formação (ao menos deve dispor) para ensinar, possui conhecimentos e a ele cabe fazer a análise dos conteúdos em confronto com as realidades sociais. A não-diretividade abandona os alunos a seus próprios desejos, como se eles tivessem uma tendência espontânea a alcançar os objetivos da esperados da educação. Sabemos que as tendências espontâneas e naturais não são o tributárias das condições de vida e do meio. Não são suficientes o amor, a aceitação, para que os filhos dos trabalhadores adquiram o desejo de estudar <text:soft-page-break/>mais, de progredir; é necessária a intervenção do professor para levar o aluna a acreditar nas suas possibilidades, a ir mais longe, a prolongar a experiência vivida. </text:p>
      <text:p text:style-name="P1"/>
      <text:p text:style-name="P1"/>
      <text:p text:style-name="P1"><text:span text:style-name="T1">Pressupostos de aprendizagem</text:span> - Por um esforço próprio, o aluno; se reconhece nos conteúdos e modelos sociais apresentados pelo professor; assim, pode ampliar sua própria experiência. O conhecimento novo se apoia numa estrutura cognitiva já existente, ou o professor provê a estrutura de que o aluno ainda não dispõe. O grau de envolvimento na aprendizagem depende tanto da prontidão e disposição do aluno, quanto do professor e do contexto da sala de aula. Aprender, dentro da visão da pedagogia dos conteúdos, é desenvolver a capacidade de processar informações e lidar com os estímulos, do ambiente, organizando os dados disponíveis da experiência. Em consequência, admite-se o princípio da aprendizagem significativa que supõe, como passo inicial, verificar aquilo que o aluno já sabe. O professor precisa saber (compreender) o que os alunos dizem ou fazem, o aluno precisa compreender o que o professor procura dizer-lhes. A transferência da aprendizagem se má a partir do momento da síntese, isto é, quando o aluno supera sua visão parcial e confusa e adquire uma visão mais clara e unificadora. Resulta com clareza que o trabalho escolar precisa ser avaliado, não como julgamento definitivo e dogmático do professor, mas como uma comprovação para o aluno do seu progresso em direção a noções mais sistematizadas. </text:p>
      <text:p text:style-name="P1"/>
      <text:p text:style-name="P1"><text:span text:style-name="T1">Manifestações na prática escolar</text:span> - O esforço de elaboração de uma pedagogia "dos conteúdos" está em propor modelos de ensino voltados para a interação conteúdos-realidades sociais; portanto, visando avançar em termos de uma articulação do político e do pedagógico, aquele como extensão deste, ou seja, a educação "a serviço da transformação das relações de produção". Ainda que a curto prazo se espere do professor maior conhecimento dos conteúdos de sua matéria e o domínio de formas de transmissão, a fim de garantir maior competência técnica, sua contribuição "será tanto mais seja eficaz quanto mais seja capaz de compreender os vínculos de sua prática com a prática social global", tendo em vista (...) "a democratização da sociedade brasileira, o atendimento aos interesses das camadas populares, a transformação estrutural da sociedade brasileira". Dentro das linhas gerais expostas aqui, podemos citar a experiência pioneira, <text:soft-page-break/>mas mais remota, do educador e escritor russo, Makarenko. Entre os autores atuais citamos B. Charlot, Suchodolski, Manacorda e, de maneira especial, G. Skyders, além dos autores brasileiros que vêm desenvolvendo investigações relevantes, destacando-se Dermeval Saviani. Representam também as propostas aqui apresentadas os inúmeros professores da rede escolar pública que se ocupam, competentemente, de uma pedagogia de conteúdos articulada com a adoção de métodos que garantam a participação do aluno que, muitas vezes sem saber, avançam na democratização efetiva do ensino para as camadas populares. </text:p>
      <text:p text:style-name="P1"/>
      <text:p text:style-name="P1">4. <text:span text:style-name="T2">Em favor da pedagogia crítico-social dos conteúdos </text:span></text:p>
      <text:p text:style-name="P1"/>
      <text:p text:style-name="P1">Haverá sempre objeções de que estas considerações levam a posturas antidemocráticas, ao autoritarismo, à centralização no papel do professor e à submissão do aluno. Mas o que será mais democrático: excluir toda forma de direção, deixar tudo à livre expressão, criar um clima amigável para alimentar boas relações, ou garantir aos alunos a aquisição de conteúdos, a análise de modelos sociais que vão lhes fornecer instrumentos para lutar por seus direitos? Não serão as relações democráticas no estilo não-diretivo uma forma sutil de adestramento, que levaria a reivindicações sem conteúdo? Representam as relações não-diretivas as reais condições do mundo social adulto? Seriam capazes de promover a efetiva libertação do homem da sua condição de dominado? Um ponto de vista realista da relação pedagógica não recusa a autoridade pedagógica expressa na sua função de ensinar. Mas não se deve confundir autoridade com autoritarismo. Este se manifesta no receio do professor em ver sua autoridade ameaçada; na falta de consideração para com o aluno ou na imposição do medo como forma de tomar mais cômodo e menos estafante o ato de ensinar. Além do mais, são incongruentes as dicotomias, tão difundidas por muitos educadores, entre "professor-policial" e "professor-povo", entre métodos diretivos e não-diretivos, entre ensino centrado no professor e ensino centrado no estudante. Ao adotar tais dicotomias, amortece-se a presença do professor como mediador pelos conteúdos que explicita, como se eles fossem sempre imposições dogmáticas e que nada trouxessem de novo. </text:p>
      <text:p text:style-name="P1">Evidentemente que, ao se advogar a intervenção do professor, não se está concluindo pela negação da relação professor-aluno. A relação pedagógica é uma relação com um grupo e o clima do grupo é essencial na pedagogia. Nesse sentido, são bem-vindas as considerações formuladas pela "dinâmica <text:soft-page-break/>de grupo", que ensinam o professor a relacionar-se com a classe; a perceber os conflitos; a saber que está lidando com uma coletividade e não com indivíduos isolados, a adquirir-se a confiança dos alunos. Entretanto, mais do que restringir-se ao malfadado "trabalho em grupo", ou cair na ilusão da igualdade professor-aluno, trata-se de encarar o grupo-classe como uma coletividade onde são trabalhados modelos de interação como a ajuda mútua, o respeito aos outros, os esforços coletivos, a autonomia nas decisões, a riqueza da vida em comum, e ir ampliando progressivamente essa noção (de coletividade) para à escola, a cidade, sociedade toda. </text:p>
      <text:p text:style-name="P1"/>
      <text:p text:style-name="P1">Por fim, situar o ensino centrado no professor e o ensino centrado no aluno em extremos opostos é quase negar pedagógica porque não há um aluno, ou grupo de alunos, aprendendo sozinho, nem um professor ensinando para ás paredes. Há um confronto do aluno entre sua cultura e a herança cultural da humanidade, entre seu modo de viver e os modelos sociais desejáveis para um projeto novo de sociedade. E há um professor que intervém, não para se opor aos desejos e necessidades ou à liberdade e autonomia do aluno, mas para ajudá-lo a ultrapassar suas necessidades e criar outras, para ganhar autonomia, para ajudá-lo no seu esforço de distinguir a verdade do erro, para ajudado a compreender as realidades sociais e sua própria experiência.</text:p>
      <text:p text:style-name="P1"/>
      <text:p text:style-name="P1"/>
      <text:p text:style-name="P2">LIBÂNEO, José Carlos. Didática, Cortês, 1994<text:line-break/>________________ Democratização da escola pública, São Paulo, Edições. Loyola,1985.</text:p>
      <text:p text:style-name="P2"/>
      <text:p text:style-name="P2">http://pedagogiadidatica.blogspot.com.br/2008/11/pedagogia-progressista.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FreeSans"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DejaVu Sans" fo:font-size="9pt" style:font-size-asian="9pt" style:font-size-complex="9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lo </meta:initial-creator>
    <meta:creation-date>2014-08-29T18:05:40</meta:creation-date>
    <dc:date>2014-08-29T20:29:12</dc:date>
    <dc:creator>Danilo </dc:creator>
    <meta:editing-duration>PT2H20M42S</meta:editing-duration>
    <meta:editing-cycles>13</meta:editing-cycles>
    <meta:generator>LibreOffice/3.5$Linux_X86_64 LibreOffice_project/350m1$Build-2</meta:generator>
    <meta:document-statistic meta:table-count="0" meta:image-count="0" meta:object-count="0" meta:page-count="12" meta:paragraph-count="40" meta:word-count="4286" meta:character-count="28115" meta:non-whitespace-character-count="23832"/>
  </office:meta>
</office:document-meta>
</file>